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language="ru" fo:country="RU" style:font-size-asian="18pt" style:font-size-complex="18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Бинарное дерево поиска (<text:span text:style-name="T1">BST</text:span>) –<text:span text:style-name="T1"> </text:span>это такое дерево, у которого для любого узла выполняется условие — все значения в левой части дерева меньше или равны значению данного узла, а все значения в правой части дерева больше или равны значению данного узл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6S</meta:editing-duration>
    <meta:editing-cycles>3</meta:editing-cycles>
    <meta:generator>OpenOffice/4.1.6$Win32 OpenOffice.org_project/416m1$Build-9790</meta:generator>
    <dc:date>2019-05-13T10:13:31.90</dc:date>
    <meta:document-statistic meta:table-count="0" meta:image-count="0" meta:object-count="0" meta:page-count="1" meta:paragraph-count="1" meta:word-count="42" meta:character-count="252"/>
    <meta:user-defined meta:name="Info 1"/>
    <meta:user-defined meta:name="Info 2"/>
    <meta:user-defined meta:name="Info 3"/>
    <meta:user-defined meta:name="Info 4"/>
  </office:meta>
</office:document-meta>
</file>